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4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6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P3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9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6">$serial</text:span></text:p>
      <text:p text:style-name="P26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9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7"><text:span text:style-name="T9">1. С</text:span>редства <text:span text:style-name="T9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6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$activity</text:span><text:span text:style-name="T24"> кБк зав. $</text:span><text:span text:style-name="T25">source;</text:span></text:p>
      <text:p text:style-name="P2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8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5">- контроль работоспособности<text:tab/></text:p>
      <text:p text:style-name="P19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7">Блок детектирования <text:span text:style-name="T9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7">H</text:span><text:span text:style-name="T11">1</text:span></text:p>
          </table:table-cell>
          <table:table-cell table:style-name="t1.D3" office:value-type="string">
            <text:p text:style-name="P30"><text:span text:style-name="T8">H</text:span><text:span text:style-name="T11">2</text:span></text:p>
          </table:table-cell>
          <table:table-cell table:style-name="t1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7">Блок детектирования <text:span text:style-name="T9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Зв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7">H</text:span><text:span text:style-name="T11">1</text:span></text:p>
          </table:table-cell>
          <table:table-cell table:style-name="t2.D3" office:value-type="string">
            <text:p text:style-name="P30"><text:span text:style-name="T8">H</text:span><text:span text:style-name="T11">2</text:span></text:p>
          </table:table-cell>
          <table:table-cell table:style-name="t2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9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7">Блок детектирования <text:span text:style-name="T9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Зв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7">H</text:span><text:span text:style-name="T11">1</text:span></text:p>
          </table:table-cell>
          <table:table-cell table:style-name="t3.D3" office:value-type="string">
            <text:p text:style-name="P30"><text:span text:style-name="T8">H</text:span><text:span text:style-name="T11">2</text:span></text:p>
          </table:table-cell>
          <table:table-cell table:style-name="t3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9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7">Блок детектирования <text:span text:style-name="T9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Зв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7">H</text:span><text:span text:style-name="T11">1</text:span></text:p>
          </table:table-cell>
          <table:table-cell table:style-name="t4.D3" office:value-type="string">
            <text:p text:style-name="P30"><text:span text:style-name="T8">H</text:span><text:span text:style-name="T11">2</text:span></text:p>
          </table:table-cell>
          <table:table-cell table:style-name="t4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9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7">Блок детектирования <text:span text:style-name="T9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Зв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7">H</text:span><text:span text:style-name="T11">1</text:span></text:p>
          </table:table-cell>
          <table:table-cell table:style-name="t5.D3" office:value-type="string">
            <text:p text:style-name="P30"><text:span text:style-name="T8">H</text:span><text:span text:style-name="T11">2</text:span></text:p>
          </table:table-cell>
          <table:table-cell table:style-name="t5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9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7">Блок детектирования <text:span text:style-name="T9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Зв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7">H</text:span><text:span text:style-name="T11">1</text:span></text:p>
          </table:table-cell>
          <table:table-cell table:style-name="t6.D3" office:value-type="string">
            <text:p text:style-name="P30"><text:span text:style-name="T8">H</text:span><text:span text:style-name="T11">2</text:span></text:p>
          </table:table-cell>
          <table:table-cell table:style-name="t6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9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7">Блок детектирования <text:span text:style-name="T9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Зв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7">H</text:span><text:span text:style-name="T11">1</text:span></text:p>
          </table:table-cell>
          <table:table-cell table:style-name="t7.D3" office:value-type="string">
            <text:p text:style-name="P30"><text:span text:style-name="T8">H</text:span><text:span text:style-name="T11">2</text:span></text:p>
          </table:table-cell>
          <table:table-cell table:style-name="t7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9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7">Блок детектирования <text:span text:style-name="T9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Зв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7">H</text:span><text:span text:style-name="T11">1</text:span></text:p>
          </table:table-cell>
          <table:table-cell table:style-name="t8.D3" office:value-type="string">
            <text:p text:style-name="P30"><text:span text:style-name="T8">H</text:span><text:span text:style-name="T11">2</text:span></text:p>
          </table:table-cell>
          <table:table-cell table:style-name="t8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9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7">Блок детектирования <text:span text:style-name="T9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Зв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7">H</text:span><text:span text:style-name="T11">1</text:span></text:p>
          </table:table-cell>
          <table:table-cell table:style-name="t9.D3" office:value-type="string">
            <text:p text:style-name="P30"><text:span text:style-name="T8">H</text:span><text:span text:style-name="T11">2</text:span></text:p>
          </table:table-cell>
          <table:table-cell table:style-name="t9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9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7">Блок детектирования <text:span text:style-name="T9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Зв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7">H</text:span><text:span text:style-name="T11">1</text:span></text:p>
          </table:table-cell>
          <table:table-cell table:style-name="t10.D3" office:value-type="string">
            <text:p text:style-name="P30"><text:span text:style-name="T8">H</text:span><text:span text:style-name="T11">2</text:span></text:p>
          </table:table-cell>
          <table:table-cell table:style-name="t10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9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Text_20_body"/>
      <text:p text:style-name="P20"><text:span text:style-name="T2">в</text:span><text:span text:style-name="T4">)<text:tab/>Определение градуировочного значения от эталонного источника</text:span></text:p>
      <text:p text:style-name="P3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3">Заводской номер БД</text:p>
          </table:table-cell>
          <table:table-cell table:style-name="Таблица1.B1" office:value-type="string">
            <text:p text:style-name="P34"><text:span text:style-name="T33">Градуировочное значение Н</text:span><text:span text:style-name="T16">г</text:span><text:span text:style-name="T33">, </text:span></text:p>
            <text:p text:style-name="P35">нЗв/ч</text:p>
          </table:table-cell>
          <table:table-cell table:style-name="Таблица1.C1" office:value-type="string">
            <text:p text:style-name="P32"><text:span text:style-name="T33">Активность эталонного источника А</text:span><text:span text:style-name="T16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ext:soft-page-break/>
        <table:table-row>
          <table:table-cell table:style-name="tgrad4.A1" office:value-type="string">
            <text:p text:style-name="P11">$bd_num4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7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1:48:45.63</dc:date>
    <meta:editing-duration>P3DT45M30S</meta:editing-duration>
    <meta:editing-cycles>293</meta:editing-cycles>
    <meta:generator>OpenOffice/4.1.6$Win32 OpenOffice.org_project/416m1$Build-9790</meta:generator>
    <meta:document-statistic meta:table-count="23" meta:image-count="0" meta:object-count="0" meta:page-count="7" meta:paragraph-count="1043" meta:word-count="1681" meta:character-count="11280"/>
  </office:meta>
</office:document-meta>
</file>